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8.21pt"/>
    </style:style>
    <style:style style:name="co2" style:family="table-column">
      <style:table-column-properties fo:break-before="auto" style:column-width="146.55pt"/>
    </style:style>
    <style:style style:name="co3" style:family="table-column">
      <style:table-column-properties fo:break-before="auto" style:column-width="183.34pt"/>
    </style:style>
    <style:style style:name="co4" style:family="table-column">
      <style:table-column-properties fo:break-before="auto" style:column-width="597.26pt"/>
    </style:style>
    <style:style style:name="co5" style:family="table-column">
      <style:table-column-properties fo:break-before="auto" style:column-width="104.14pt"/>
    </style:style>
    <style:style style:name="co6" style:family="table-column">
      <style:table-column-properties fo:break-before="auto" style:column-width="70.16pt"/>
    </style:style>
    <style:style style:name="co7" style:family="table-column">
      <style:table-column-properties fo:break-before="auto" style:column-width="150.69pt"/>
    </style:style>
    <style:style style:name="co8" style:family="table-column">
      <style:table-column-properties fo:break-before="auto" style:column-width="112.51pt"/>
    </style:style>
    <style:style style:name="ro1" style:family="table-row">
      <style:table-row-properties style:row-height="52.5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Categories">
      <style:table-properties table:display="true" style:writing-mode="lr-tb"/>
    </style:style>
    <style:style style:name="ta2" style:family="table" style:master-page-name="PageStyle_5f_Organizational_20_Structure_20_and_20_Governance">
      <style:table-properties table:display="true" style:writing-mode="lr-tb"/>
    </style:style>
    <style:style style:name="ta3" style:family="table" style:master-page-name="PageStyle_5f_Advocacy_20_and_20_Education">
      <style:table-properties table:display="true" style:writing-mode="lr-tb"/>
    </style:style>
    <style:style style:name="ta4" style:family="table" style:master-page-name="PageStyle_5f_Fundraising_20_and_20_Financial_20_Management">
      <style:table-properties table:display="true" style:writing-mode="lr-tb"/>
    </style:style>
    <style:style style:name="ta5" style:family="table" style:master-page-name="PageStyle_5f_Technology_20_and_20_Infrastructure">
      <style:table-properties table:display="true" style:writing-mode="lr-tb"/>
    </style:style>
    <style:style style:name="ta6" style:family="table" style:master-page-name="PageStyle_5f_Community_20_Management">
      <style:table-properties table:display="true" style:writing-mode="lr-tb"/>
    </style:style>
    <style:style style:name="ta7" style:family="table" style:master-page-name="PageStyle_5f_Marketing_20_and_20_Communications">
      <style:table-properties table:display="true" style:writing-mode="lr-tb"/>
    </style:style>
    <style:style style:name="ta8" style:family="table" style:master-page-name="PageStyle_5f_Research_20_and_20_Analysis">
      <style:table-properties table:display="true" style:writing-mode="lr-tb"/>
    </style:style>
    <style:style style:name="ta9" style:family="table" style:master-page-name="PageStyle_5f_Compliance_20_and_20_Legal_20_Affairs">
      <style:table-properties table:display="true" style:writing-mode="lr-tb"/>
    </style:style>
    <style:style style:name="ta10" style:family="table" style:master-page-name="PageStyle_5f_Cybersecurity_20_and_20_Risk_20_Management">
      <style:table-properties table:display="true" style:writing-mode="lr-tb"/>
    </style:style>
    <style:style style:name="ta11" style:family="table" style:master-page-name="PageStyle_5f_Strategic_20_Alliances_20_and_20_Ecosystem_20_Building">
      <style:table-properties table:display="true" style:writing-mode="lr-tb"/>
    </style:style>
    <style:style style:name="ta12" style:family="table" style:master-page-name="PageStyle_5f_Member_20_Services_20_and_20_Support">
      <style:table-properties table:display="true" style:writing-mode="lr-tb"/>
    </style:style>
    <style:style style:name="ta13" style:family="table" style:master-page-name="PageStyle_5f_MiscellaneousUncategorized">
      <style:table-properties table:display="true" style:writing-mode="lr-tb"/>
    </style:style>
    <style:style style:name="ce1" style:family="table-cell" style:parent-style-name="Default">
      <style:table-cell-properties fo:background-color="#84007f"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20pt" fo:font-style="normal" fo:text-shadow="none" style:text-underline-style="none" fo:font-weight="normal" style:font-size-asian="20pt" style:font-style-asian="normal" style:font-weight-asian="normal" style:font-name-complex="Roboto" style:font-size-complex="20pt" style:font-style-complex="normal" style:font-weight-complex="normal"/>
    </style:style>
    <style:style style:name="ce2" style:family="table-cell" style:parent-style-name="Default">
      <style:table-cell-properties fo:background-color="#84007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3" style:family="table-cell" style:parent-style-name="Default">
      <style:table-cell-properties fo:background-color="#62005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5" style:family="table-cell" style:parent-style-name="Default">
      <style:table-cell-properties fo:background-color="#62005e"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7" style:family="table-cell" style:parent-style-name="Default">
      <style:map style:condition="is-true-formula([.$A4]=1)" style:apply-style-name="ConditionalStyle_5f_1" style:base-cell-address="Categories.A4"/>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4" style:family="table-cell" style:parent-style-name="Default">
      <style:table-cell-properties fo:background-color="#62005e"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ategories.A4"/>
    </style:style>
    <style:style style:name="ce16"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Organizational Structure and Governance'.A4"/>
    </style:style>
    <style:style style:name="ce17" style:family="table-cell" style:parent-style-name="Default" style:data-style-name="N125">
      <style:table-cell-properties fo:background-color="#62005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8"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Organizational Structure and Governance'.A4"/>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Organizational Structure and Governance'.A4"/>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solid" style:text-underline-width="auto" style:text-underline-color="font-color"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Organizational Structure and Governance'.A4"/>
    </style:style>
    <style:style style:name="ce21"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Organizational Structure and Governance'.A4"/>
    </style:style>
    <style:style style:name="ce22"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Advocacy and Education'.A4"/>
    </style:style>
    <style:style style:name="ce23"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Advocacy and Education'.A4"/>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Advocacy and Education'.A4"/>
    </style:style>
    <style:style style:name="ce25"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Advocacy and Education'.A4"/>
    </style:style>
    <style:style style:name="ce26"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Fundraising and Financial Management'.A4"/>
    </style:style>
    <style:style style:name="ce27"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Fundraising and Financial Management'.A4"/>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Fundraising and Financial Management'.A4"/>
    </style:style>
    <style:style style:name="ce29"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Fundraising and Financial Management'.A4"/>
    </style:style>
    <style:style style:name="ce30"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Technology and Infrastructure'.A4"/>
    </style:style>
    <style:style style:name="ce31"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Technology and Infrastructure'.A4"/>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Technology and Infrastructure'.A4"/>
    </style:style>
    <style:style style:name="ce33"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Technology and Infrastructure'.A4"/>
    </style:style>
    <style:style style:name="ce34"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munity Management'.A4"/>
    </style:style>
    <style:style style:name="ce35"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munity Management'.A4"/>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munity Management'.A4"/>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4]=1)" style:apply-style-name="ConditionalStyle_5f_1" style:base-cell-address="'Community Management'.A4"/>
    </style:style>
    <style:style style:name="ce38"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munity Management'.A4"/>
    </style:style>
    <style:style style:name="ce39"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arketing and Communications'.A4"/>
    </style:style>
    <style:style style:name="ce40"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arketing and Communications'.A4"/>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arketing and Communications'.A4"/>
    </style:style>
    <style:style style:name="ce42"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arketing and Communications'.A4"/>
    </style:style>
    <style:style style:name="ce43"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Research and Analysis'.A4"/>
    </style:style>
    <style:style style:name="ce44"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Research and Analysis'.A4"/>
    </style:style>
    <style:style style:name="ce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Research and Analysis'.A4"/>
    </style:style>
    <style:style style:name="ce46"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Research and Analysis'.A4"/>
    </style:style>
    <style:style style:name="ce47"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pliance and Legal Affairs'.A4"/>
    </style:style>
    <style:style style:name="ce48"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pliance and Legal Affairs'.A4"/>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pliance and Legal Affairs'.A4"/>
    </style:style>
    <style:style style:name="ce50"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ompliance and Legal Affairs'.A4"/>
    </style:style>
    <style:style style:name="ce51"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ybersecurity and Risk Management'.A4"/>
    </style:style>
    <style:style style:name="ce52"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ybersecurity and Risk Management'.A4"/>
    </style:style>
    <style:style style:name="ce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ybersecurity and Risk Management'.A4"/>
    </style:style>
    <style:style style:name="ce54"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Cybersecurity and Risk Management'.A4"/>
    </style:style>
    <style:style style:name="ce55"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Strategic Alliances and Ecosystem Building'.A4"/>
    </style:style>
    <style:style style:name="ce56"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Strategic Alliances and Ecosystem Building'.A4"/>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Strategic Alliances and Ecosystem Building'.A4"/>
    </style:style>
    <style:style style:name="ce58"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Strategic Alliances and Ecosystem Building'.A4"/>
    </style:style>
    <style:style style:name="ce59"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ember Services and Support'.A4"/>
    </style:style>
    <style:style style:name="ce60"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ember Services and Support'.A4"/>
    </style:style>
    <style:style style:name="ce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ember Services and Support'.A4"/>
    </style:style>
    <style:style style:name="ce62"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ember Services and Support'.A4"/>
    </style:style>
    <style:style style:name="ce63" style:family="table-cell" style:parent-style-name="Default">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iscellaneousUncategorized.A4"/>
    </style:style>
    <style:style style:name="ce64" style:family="table-cell" style:parent-style-name="Default" style:data-style-name="N125">
      <style:table-cell-properties fo:border-bottom="0.06pt solid #d9d9d9" style:diagonal-bl-tr="none" style:diagonal-tl-br="none" style:text-align-source="fix" style:repeat-content="false" fo:wrap-option="no-wrap" fo:border-left="none" style:direction="ltr" fo:border-right="none" style:rotation-angle="0" style:rotation-align="none" style:shrink-to-fit="false" fo:border-top="0.06pt solid #d9d9d9"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iscellaneousUncategorized.A4"/>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iscellaneousUncategorized.A4"/>
    </style:style>
    <style:style style:name="ce66" style:family="table-cell" style:parent-style-name="Default">
      <style:table-cell-properties fo:border-bottom="0.06pt solid #d9d9d9" style:diagonal-bl-tr="none" style:diagonal-tl-br="none" style:text-align-source="fix" style:repeat-content="false" fo:wrap-option="wrap" fo:border-left="none" style:direction="ltr" fo:border-right="none" style:rotation-angle="0" style:rotation-align="none" style:shrink-to-fit="false" fo:border-top="0.06pt solid #d9d9d9" style:vertical-align="middle" loext:vertical-justify="auto"/>
      <style:paragraph-properties fo:text-align="start" css3t:text-justify="auto" fo:margin-left="0pt"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map style:condition="is-true-formula([.$A4]=1)" style:apply-style-name="ConditionalStyle_5f_1" style:base-cell-address="MiscellaneousUncategorized.A4"/>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ego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Categories</text:p>
            <text:p/>
          </table:table-cell>
          <table:covered-table-cell table:number-columns-repeated="5"/>
          <table:table-cell table:number-columns-repeated="1018"/>
        </table:table-row>
        <table:table-row table:style-name="ro2">
          <table:table-cell table:style-name="ce2" office:value-type="string" calcext:value-type="string" table:number-columns-spanned="6" table:number-rows-spanned="1">
            <text:p>WhyDRS Operations Blueprint:</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5" office:value-type="string" calcext:value-type="string">
            <text:p>Category</text:p>
          </table:table-cell>
          <table:table-cell table:style-name="ce5" office:value-type="string" calcext:value-type="string">
            <text:p>Subcategory</text:p>
          </table:table-cell>
          <table:table-cell table:style-name="ce5" office:value-type="string" calcext:value-type="string">
            <text:p>Description</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4" table:formula="of:=FALSE()" office:value-type="float" office:value="0" calcext:value-type="float">
            <text:p>0</text:p>
          </table:table-cell>
          <table:table-cell table:style-name="ce6" office:value-type="string" calcext:value-type="string" table:number-columns-spanned="1" table:number-rows-spanned="9">
            <text:p>Organizational Structure and Governance</text:p>
            <text:p/>
          </table:table-cell>
          <table:table-cell table:style-name="ce8" office:value-type="string" calcext:value-type="string">
            <text:p>Establish/Maintain Legal Entity</text:p>
            <text:p/>
          </table:table-cell>
          <table:table-cell table:style-name="ce8" office:value-type="string" calcext:value-type="string">
            <text:p>Tasks relating to the legal registration and compliance of WhyDRS</text:p>
          </table:table-cell>
          <table:table-cell table:style-name="ce8" office:value-type="string" calcext:value-type="string">
            <text:p>Chives</text:p>
          </table:table-cell>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evelop/Update Bylaws</text:p>
            <text:p/>
          </table:table-cell>
          <table:table-cell table:style-name="ce8" office:value-type="string" calcext:value-type="string">
            <text:p>Tasks relating to drafting and updating bylaws to reflect governance needs of WhyDR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Board of Directors</text:p>
            <text:p/>
          </table:table-cell>
          <table:table-cell table:style-name="ce8" office:value-type="string" calcext:value-type="string">
            <text:p>Tasks related to appointing and engaging with a board of directors for strategic oversight and direction.</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AO Smart Contracts</text:p>
            <text:p/>
          </table:table-cell>
          <table:table-cell table:style-name="ce8" office:value-type="string" calcext:value-type="string">
            <text:p>Tasks related to the implementation, optimization, and management of smart contracts WhyDRS would like to use.</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Governance Tools</text:p>
            <text:p/>
          </table:table-cell>
          <table:table-cell table:style-name="ce8" office:value-type="string" calcext:value-type="string">
            <text:p>Tasks related to the implementation and optimization of governance tools for descision making.</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Voting Systems</text:p>
            <text:p/>
          </table:table-cell>
          <table:table-cell table:style-name="ce8" office:value-type="string" calcext:value-type="string">
            <text:p>Tasks related to the implementation and optimization of voting mechanisms for WhyDRS and it's endeavor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roposal Management</text:p>
            <text:p/>
          </table:table-cell>
          <table:table-cell table:style-name="ce8" office:value-type="string" calcext:value-type="string">
            <text:p>Tasks relating to managing proposals and the proposal system for WhyDR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Real-Time Reporting</text:p>
            <text:p/>
          </table:table-cell>
          <table:table-cell table:style-name="ce8" office:value-type="string" calcext:value-type="string">
            <text:p>Tasks relating to the real time reporting of data and metrics WhyDRS would like to report publicly or to it's members and the systems that run such reporting.</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Transparency Reports</text:p>
            <text:p/>
          </table:table-cell>
          <table:table-cell table:style-name="ce8" office:value-type="string" calcext:value-type="string">
            <text:p>Tasks related to transparency needs and compliance.</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9" office:value-type="string" calcext:value-type="string" table:number-columns-spanned="1" table:number-rows-spanned="6">
            <text:p>Advocacy and Education</text:p>
            <text:p/>
          </table:table-cell>
          <table:table-cell table:style-name="ce8" office:value-type="string" calcext:value-type="string">
            <text:p>Public Awareness Campaigns</text:p>
            <text:p/>
          </table:table-cell>
          <table:table-cell table:style-name="ce8" office:value-type="string" calcext:value-type="string">
            <text:p>Tasks related to the design and implementation of awareness campaigns for the public.</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Educational Materials</text:p>
            <text:p/>
          </table:table-cell>
          <table:table-cell table:style-name="ce8" office:value-type="string" calcext:value-type="string">
            <text:p>Tasks related to the creation and maintenence of content for WhyDRS's educational objective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Educational Materials (Maintenance)</text:p>
            <text:p/>
          </table:table-cell>
          <table:table-cell table:style-name="ce8" office:value-type="string" calcext:value-type="string">
            <text:p>Tasks related to the upkeep and maintenance of pages whose data or contents are expected to change, for example, after quarterly report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artnerships</text:p>
            <text:p/>
          </table:table-cell>
          <table:table-cell table:style-name="ce8" office:value-type="string" calcext:value-type="string">
            <text:p>Tasks related to partnering up with various organizations and maintaining current partnership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olicy Advocacy</text:p>
            <text:p/>
          </table:table-cell>
          <table:table-cell table:style-name="ce8" office:value-type="string" calcext:value-type="string">
            <text:p>Tasks related to the engagement of policymakers and regulators to promote favorable legislation according to WhyDRS objectiv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Website</text:p>
            <text:p/>
          </table:table-cell>
          <table:table-cell table:style-name="ce8" office:value-type="string" calcext:value-type="string">
            <text:p>Tasks related to the creation and maintenence of WhyDRS websites and platforms.</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0" office:value-type="string" calcext:value-type="string" table:number-columns-spanned="1" table:number-rows-spanned="4">
            <text:p>Fundraising and Financial Management</text:p>
            <text:p/>
          </table:table-cell>
          <table:table-cell table:style-name="ce8" office:value-type="string" calcext:value-type="string">
            <text:p>Fundraising Campaigns</text:p>
            <text:p/>
          </table:table-cell>
          <table:table-cell table:style-name="ce8" office:value-type="string" calcext:value-type="string">
            <text:p>Tasks relating to the organization of events, online campaigns, and grant applications to secure funding.</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onor Relations</text:p>
            <text:p/>
          </table:table-cell>
          <table:table-cell table:style-name="ce8" office:value-type="string" calcext:value-type="string">
            <text:p>Tasks relating to the maintenence of relationships with donor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Financial Planning and Budgeting</text:p>
            <text:p/>
          </table:table-cell>
          <table:table-cell table:style-name="ce8" office:value-type="string" calcext:value-type="string">
            <text:p>Tasks related to the creation and management of budgets, financial reports, and transparent financial practic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Cryptocurrency Management</text:p>
            <text:p/>
          </table:table-cell>
          <table:table-cell table:style-name="ce8" office:value-type="string" calcext:value-type="string">
            <text:p>Tasks relating to the management of cryptocurrencies and DAO tokens controlled by WhyDRS.</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9" office:value-type="string" calcext:value-type="string" table:number-columns-spanned="1" table:number-rows-spanned="6">
            <text:p>Technology and Infrastructure</text:p>
            <text:p/>
          </table:table-cell>
          <table:table-cell table:style-name="ce8" office:value-type="string" calcext:value-type="string">
            <text:p>R&amp;D</text:p>
          </table:table-cell>
          <table:table-cell table:style-name="ce8" office:value-type="string" calcext:value-type="string">
            <text:p>Tasks relating to the research and development of new tools and technologies for WhyDRS to use.</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latform Development/Maintenance</text:p>
            <text:p/>
          </table:table-cell>
          <table:table-cell table:style-name="ce8" office:value-type="string" calcext:value-type="string">
            <text:p>Tasks relating to the adoption and maintenence of various platforms available to WhyDRS for various roles as well as improvements for the overall WhyDRS structure.</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ecentralized Applications (DApps)</text:p>
            <text:p/>
          </table:table-cell>
          <table:table-cell table:style-name="ce8" office:value-type="string" calcext:value-type="string">
            <text:p>Tasks related to the development and maintenence of Apps and Dapps for WhyDRS and it's processe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Smart Contract Audits</text:p>
            <text:p/>
          </table:table-cell>
          <table:table-cell table:style-name="ce8" office:value-type="string" calcext:value-type="string">
            <text:p>Tasks related to the audits of smart contracts to ensure security and functionality.</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ata Storage and Management</text:p>
            <text:p/>
          </table:table-cell>
          <table:table-cell table:style-name="ce8" office:value-type="string" calcext:value-type="string">
            <text:p>Tasks related to the maintenence and storage of data that WhyDRS needs to keep.</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T Support</text:p>
            <text:p/>
          </table:table-cell>
          <table:table-cell table:style-name="ce8" office:value-type="string" calcext:value-type="string">
            <text:p>Tasks relating to IT support for members and stakeholder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1" office:value-type="string" calcext:value-type="string" table:number-columns-spanned="1" table:number-rows-spanned="7">
            <text:p>Community Management</text:p>
            <text:p/>
          </table:table-cell>
          <table:table-cell table:style-name="ce8" office:value-type="string" calcext:value-type="string">
            <text:p>Member Recruitment/Retention</text:p>
            <text:p/>
          </table:table-cell>
          <table:table-cell table:style-name="ce8" office:value-type="string" calcext:value-type="string">
            <text:p>Tasks related to the creation and implementation of plans for onboarding and retainment of member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Community Building</text:p>
            <text:p/>
          </table:table-cell>
          <table:table-cell table:style-name="ce8" office:value-type="string" calcext:value-type="string">
            <text:p>Tasks related to fostering community through forums, social media groups, and regular updat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Online Interaction Platforms</text:p>
            <text:p/>
          </table:table-cell>
          <table:table-cell table:style-name="ce8" office:value-type="string" calcext:value-type="string">
            <text:p>Tasks related to the adoption of and management of forums and other online platforms for member discussions and community engagement.</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Events and Conferences</text:p>
            <text:p/>
          </table:table-cell>
          <table:table-cell table:style-name="ce8" office:value-type="string" calcext:value-type="string">
            <text:p>Tasks related to the in person or online organization of events, conferences, and meetups to engage members. </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Volunteer Programs</text:p>
            <text:p/>
          </table:table-cell>
          <table:table-cell table:style-name="ce8" office:value-type="string" calcext:value-type="string">
            <text:p>Tasks related to the development of programs and drives to leverage community expertise.</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Feedback Mechanisms</text:p>
            <text:p/>
          </table:table-cell>
          <table:table-cell table:style-name="ce8" office:value-type="string" calcext:value-type="string">
            <text:p>Tasks related to the development and implementation of online feedback systems for community input across the platforms WhyDRS has a presence.</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nnovation Competitions</text:p>
            <text:p/>
          </table:table-cell>
          <table:table-cell table:style-name="ce8" office:value-type="string" calcext:value-type="string">
            <text:p>Tasks related to the organization of hackathons and competitions to foster innovation across WhyDRS's various processes and system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1" office:value-type="string" calcext:value-type="string" table:number-columns-spanned="1" table:number-rows-spanned="7">
            <text:p>Marketing and Communications</text:p>
            <text:p/>
          </table:table-cell>
          <table:table-cell table:style-name="ce8" office:value-type="string" calcext:value-type="string">
            <text:p>Branding</text:p>
            <text:p/>
          </table:table-cell>
          <table:table-cell table:style-name="ce8" office:value-type="string" calcext:value-type="string">
            <text:p>Tasks related to the development and maintenence of a strong brand identity and the messaging for it.</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ublic Relations</text:p>
            <text:p/>
          </table:table-cell>
          <table:table-cell table:style-name="ce8" office:value-type="string" calcext:value-type="string">
            <text:p>Tasks related to public relations the maintenence of a positive public image.</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Digital Marketing Strategies</text:p>
            <text:p/>
          </table:table-cell>
          <table:table-cell table:style-name="ce8" office:value-type="string" calcext:value-type="string">
            <text:p>Tasks related to the development and implementation of effective digital marketing strategies such as SEO, social media, and email marketing.</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Media Engagement</text:p>
            <text:p/>
          </table:table-cell>
          <table:table-cell table:style-name="ce8" office:value-type="string" calcext:value-type="string">
            <text:p>Tasks relating to the engagement with media outlets for the procurement of coverage.</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Social Media Management</text:p>
            <text:p/>
          </table:table-cell>
          <table:table-cell table:style-name="ce8" office:value-type="string" calcext:value-type="string">
            <text:p>Tasks related to the implementation, maintenence, and use of active social media profil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Content Production</text:p>
            <text:p/>
          </table:table-cell>
          <table:table-cell table:style-name="ce8" office:value-type="string" calcext:value-type="string">
            <text:p>Tasks related to the creation of high-quality content not strictly educational for growth and awarenes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nfluencer Partnerships</text:p>
            <text:p/>
          </table:table-cell>
          <table:table-cell table:style-name="ce8" office:value-type="string" calcext:value-type="string">
            <text:p>Tasks related to the collaboration with influencers and thought leaders in the spaces WhyDRS enter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2" office:value-type="string" calcext:value-type="string" table:number-columns-spanned="1" table:number-rows-spanned="3">
            <text:p>Research and Analysis</text:p>
            <text:p/>
          </table:table-cell>
          <table:table-cell table:style-name="ce8" office:value-type="string" calcext:value-type="string">
            <text:p>Market Research</text:p>
            <text:p/>
          </table:table-cell>
          <table:table-cell table:style-name="ce8" office:value-type="string" calcext:value-type="string">
            <text:p>Tasks related to the research of stock market mechanics and the direct registration system.</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Policy Analysis</text:p>
            <text:p/>
          </table:table-cell>
          <table:table-cell table:style-name="ce8" office:value-type="string" calcext:value-type="string">
            <text:p>Tasks relating to the Analysis of regulations affecting DRS and WhyDR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Reports and Publications</text:p>
            <text:p/>
          </table:table-cell>
          <table:table-cell table:style-name="ce8" office:value-type="string" calcext:value-type="string">
            <text:p>Tasks related to the publication of research findings, white papers, and policy brief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0" office:value-type="string" calcext:value-type="string" table:number-columns-spanned="1" table:number-rows-spanned="4">
            <text:p>Compliance and Legal Affairs</text:p>
            <text:p/>
          </table:table-cell>
          <table:table-cell table:style-name="ce8" office:value-type="string" calcext:value-type="string">
            <text:p>Regulatory Compliance</text:p>
          </table:table-cell>
          <table:table-cell table:style-name="ce8" office:value-type="string" calcext:value-type="string">
            <text:p>Tasks related to the compliance of WhyDRS with relevant laws and regulation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nternational Compliance</text:p>
            <text:p/>
          </table:table-cell>
          <table:table-cell table:style-name="ce8" office:value-type="string" calcext:value-type="string">
            <text:p>Tasks related to the compliance of WhyDRS with relevant laws and regulations outside the U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Legal Support</text:p>
            <text:p/>
          </table:table-cell>
          <table:table-cell table:style-name="ce8" office:value-type="string" calcext:value-type="string">
            <text:p>Tasks related to the legal support for governance, member disputes, and intellectual property of WhyDRS.</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Audits and Reporting</text:p>
            <text:p/>
          </table:table-cell>
          <table:table-cell table:style-name="ce8" office:value-type="string" calcext:value-type="string">
            <text:p>Tasks related to regular financial and operational audits of WhyDR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0" office:value-type="string" calcext:value-type="string" table:number-columns-spanned="1" table:number-rows-spanned="4">
            <text:p>Cybersecurity and Risk Management</text:p>
            <text:p/>
          </table:table-cell>
          <table:table-cell table:style-name="ce8" office:value-type="string" calcext:value-type="string">
            <text:p>Cybersecurity Measures</text:p>
            <text:p/>
          </table:table-cell>
          <table:table-cell table:style-name="ce8" office:value-type="string" calcext:value-type="string">
            <text:p>Tasks related the creation and execution of robust digital security measures to protect data, member information, and other electronic assets of WhyDR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Threat Monitoring</text:p>
            <text:p/>
          </table:table-cell>
          <table:table-cell table:style-name="ce8" office:value-type="string" calcext:value-type="string">
            <text:p>Tasks related to monitoring potential cyber threats and vulnerabilities WhyDRS may be vulnerable to.</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ncident Response Plan</text:p>
            <text:p/>
          </table:table-cell>
          <table:table-cell table:style-name="ce8" office:value-type="string" calcext:value-type="string">
            <text:p>Tasks related to the creation, implementation, maintenence, and use of an incident response plan for handling security breach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Security Education</text:p>
            <text:p/>
          </table:table-cell>
          <table:table-cell table:style-name="ce8" office:value-type="string" calcext:value-type="string">
            <text:p>Tasks related to provisioning WhyDRS members with ongoing education on security best practice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3" office:value-type="string" calcext:value-type="string" table:number-columns-spanned="1" table:number-rows-spanned="5">
            <text:p>Strategic Alliances and Ecosystem Building</text:p>
            <text:p/>
          </table:table-cell>
          <table:table-cell table:style-name="ce8" office:value-type="string" calcext:value-type="string">
            <text:p>Partnerships with Other DAOs</text:p>
            <text:p/>
          </table:table-cell>
          <table:table-cell table:style-name="ce8" office:value-type="string" calcext:value-type="string">
            <text:p>Tasks related to forging alliances with other DAOs for collaboration.</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Industry Consortia</text:p>
            <text:p/>
          </table:table-cell>
          <table:table-cell table:style-name="ce8" office:value-type="string" calcext:value-type="string">
            <text:p>Tasks related to the participation in or formation of consortia within the blockchain and financial sector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Academic Partnerships</text:p>
            <text:p/>
          </table:table-cell>
          <table:table-cell table:style-name="ce8" office:value-type="string" calcext:value-type="string">
            <text:p>Tasks related to partnering with academic institutions for research and development.</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Technological Partnerships</text:p>
            <text:p/>
          </table:table-cell>
          <table:table-cell table:style-name="ce8" office:value-type="string" calcext:value-type="string">
            <text:p>Tasks related to the adoption and maintenence of partnerships with technology firms and blockchain projects WhyDRS could benefit from.</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Open Source Initiatives</text:p>
            <text:p/>
          </table:table-cell>
          <table:table-cell table:style-name="ce8" office:value-type="string" calcext:value-type="string">
            <text:p>Tasks related to open sourcing as much of WhyDRS's codebase to promote transparency and community involvement.</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12" office:value-type="string" calcext:value-type="string" table:number-columns-spanned="1" table:number-rows-spanned="3">
            <text:p>Member Services and Support</text:p>
            <text:p/>
          </table:table-cell>
          <table:table-cell table:style-name="ce8" office:value-type="string" calcext:value-type="string">
            <text:p>Helpdesk Services</text:p>
            <text:p/>
          </table:table-cell>
          <table:table-cell table:style-name="ce8" office:value-type="string" calcext:value-type="string">
            <text:p>Tasks related to the non-IT support for technical and operational issues.</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Member Onboarding</text:p>
            <text:p/>
          </table:table-cell>
          <table:table-cell table:style-name="ce8" office:value-type="string" calcext:value-type="string">
            <text:p>Tasks related to the  development of programs to educate new members about WhyDRS and the mechanisms they can use to contribute to it.</text:p>
            <text:p/>
          </table:table-cell>
          <table:table-cell table:style-name="ce8"/>
          <table:table-cell table:style-name="ce15"/>
          <table:table-cell table:number-columns-repeated="1018"/>
        </table:table-row>
        <table:table-row table:style-name="ro4">
          <table:table-cell table:style-name="ce4" table:formula="of:=FALSE()" office:value-type="float" office:value="0" calcext:value-type="float">
            <text:p>0</text:p>
          </table:table-cell>
          <table:covered-table-cell table:style-name="ce7"/>
          <table:table-cell table:style-name="ce8" office:value-type="string" calcext:value-type="string">
            <text:p>Resource Library</text:p>
            <text:p/>
          </table:table-cell>
          <table:table-cell table:style-name="ce8" office:value-type="string" calcext:value-type="string">
            <text:p>Tasks related to the creation, implementation, and maintenence of an up-to-date online library of resources, guides, and FAQs relavent to WhyDRS and it's endeavors.</text:p>
            <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4">
          <table:table-cell table:style-name="ce4" table:formula="of:=FALSE()" office:value-type="float" office:value="0" calcext:value-type="float">
            <text:p>0</text:p>
          </table:table-cell>
          <table:table-cell table:style-name="ce8" office:value-type="string" calcext:value-type="string">
            <text:p>Miscellaneous/Uncategorized</text:p>
          </table:table-cell>
          <table:table-cell table:style-name="ce8" office:value-type="string" calcext:value-type="string">
            <text:p>N/A</text:p>
          </table:table-cell>
          <table:table-cell table:style-name="ce8" office:value-type="string" calcext:value-type="string">
            <text:p>For anything that can't be categorized at this time.</text:p>
          </table:table-cell>
          <table:table-cell table:style-name="ce8"/>
          <table:table-cell table:style-name="ce15"/>
          <table:table-cell table:number-columns-repeated="1018"/>
        </table:table-row>
        <table:table-row table:style-name="ro4">
          <table:table-cell table:style-name="ce4" table:formula="of:=TRUE()" office:value-type="float" office:value="1" calcext:value-type="float">
            <text:p>1</text:p>
          </table:table-cell>
          <table:table-cell table:style-name="ce8" table:number-columns-repeated="4"/>
          <table:table-cell table:style-name="ce15"/>
          <table:table-cell table:number-columns-repeated="1018"/>
        </table:table-row>
        <table:table-row table:style-name="ro5" table:visibility="collapse">
          <table:table-cell table:style-name="ce4"/>
          <table:table-cell table:style-name="ce8" table:number-columns-repeated="4"/>
          <table:table-cell table:style-name="ce15"/>
          <table:table-cell table:number-columns-repeated="1018"/>
        </table:table-row>
        <table:table-row table:style-name="ro6" table:number-rows-repeated="1048499">
          <table:table-cell table:number-columns-repeated="1024"/>
        </table:table-row>
        <table:table-row table:style-name="ro6">
          <table:table-cell table:number-columns-repeated="1024"/>
        </table:table-row>
        <table:named-expressions>
          <table:named-range table:name="_xlnm._FilterDatabase" table:base-cell-address="$Categories.$A$1" table:cell-range-address="$Categories.$A$3:.$F$76"/>
        </table:named-expressions>
        <calcext:conditional-formats>
          <calcext:conditional-format calcext:target-range-address="Categories.A4:Categories.F76">
            <calcext:condition calcext:apply-style-name="ConditionalStyle_1" calcext:value="formula-is([.$A4]=1)" calcext:base-cell-address="Categories.A4"/>
          </calcext:conditional-format>
        </calcext:conditional-formats>
      </table:table>
      <table:table table:name="Organizational Structure and Governance" table:style-name="ta2">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Organizational Structure and Governance</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office:value-type="string" calcext:value-type="string">
            <text:p>Establish/Maintain Legal Entity</text:p>
            <text:p/>
          </table:table-cell>
          <table:table-cell table:style-name="ce20" office:value-type="string" calcext:value-type="string">
            <text:p><text:a xlink:href="https://www.irs.gov/forms-pubs/about-form-1023" xlink:type="simple">Developing Non-Profit Application - We can file using either 1023 or 1023-ez - the EZ is a shorter form, with less filing fees and stipulations, which we also qualify for. </text:a></text:p>
          </table:table-cell>
          <table:table-cell table:style-name="ce19"/>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office:value-type="string" calcext:value-type="string">
            <text:p>Establish/Maintain Legal Entity</text:p>
            <text:p/>
          </table:table-cell>
          <table:table-cell table:style-name="ce20" office:value-type="string" calcext:value-type="string">
            <text:p><text:a xlink:href="https://urbaninstitute.github.io/nccs-legacy/ntee/ntee.html" xlink:type="simple">Select an NTEE code (list provided here) - an NTEE code is a three-digit code that categorizes nonprofit organizations by their purpose.</text:a></text:p>
          </table:table-cell>
          <table:table-cell table:style-name="ce19"/>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4">
          <table:table-cell table:style-name="ce16" table:formula="of:=FALSE()" office:value-type="float" office:value="0" calcext:value-type="float">
            <text:p>0</text:p>
          </table:table-cell>
          <table:table-cell table:style-name="ce18"/>
          <table:table-cell table:style-name="ce19" table:number-columns-repeated="3"/>
          <table:table-cell table:style-name="ce21"/>
          <table:table-cell table:number-columns-repeated="1018"/>
        </table:table-row>
        <table:table-row table:style-name="ro5" table:visibility="collapse">
          <table:table-cell table:style-name="ce16"/>
          <table:table-cell table:style-name="ce18"/>
          <table:table-cell table:style-name="ce19" table:number-columns-repeated="3"/>
          <table:table-cell table:style-name="ce21"/>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Organizational Structure and Governance'.$A$3:.$F$51"/>
        </table:named-expressions>
        <calcext:conditional-formats>
          <calcext:conditional-format calcext:target-range-address="'Organizational Structure and Governance'.A4:'Organizational Structure and Governance'.F51">
            <calcext:condition calcext:apply-style-name="ConditionalStyle_1" calcext:value="formula-is([.$A4]=1)" calcext:base-cell-address="'Organizational Structure and Governance'.A4"/>
          </calcext:conditional-format>
        </calcext:conditional-formats>
      </table:table>
      <table:table table:name="Advocacy and Education" table:style-name="ta3">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Advocacy and Education</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office:value-type="string" calcext:value-type="string">
            <text:p>Educational Materials</text:p>
            <text:p/>
          </table:table-cell>
          <table:table-cell table:style-name="ce24" office:value-type="string" calcext:value-type="string">
            <text:p>Create a page which goes over share designation language, including CA1 (Class A Common) and SP1. Need to confirm if this language is Computershare proprietary, or universal across TA. Need to confirm what causes expansion into CA2, SP2 or other designators. How do other classes of stock appear? </text:p>
          </table:table-cell>
          <table:table-cell table:style-name="ce24"/>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office:value-type="string" calcext:value-type="string">
            <text:p>Educational Materials (Maintenance)</text:p>
            <text:p/>
          </table:table-cell>
          <table:table-cell table:style-name="ce24" office:value-type="string" calcext:value-type="string">
            <text:p>Maintaining DRS and record holder leaderboards - Currently, these are custom made graphics which require photo edited to update, and is not efficient. Creating a visual tool which is fed into by a spreadsheet would be much quicker to update.</text:p>
          </table:table-cell>
          <table:table-cell table:style-name="ce24"/>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office:value-type="string" calcext:value-type="string">
            <text:p>Educational Materials (Maintenance)</text:p>
            <text:p/>
          </table:table-cell>
          <table:table-cell table:style-name="ce24" office:value-type="string" calcext:value-type="string">
            <text:p>Maintaining SEC Comment tool, ensuring that the available comments properly reflect which SEC proposals are currently open for public comment.</text:p>
          </table:table-cell>
          <table:table-cell table:style-name="ce24"/>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4">
          <table:table-cell table:style-name="ce22" table:formula="of:=FALSE()" office:value-type="float" office:value="0" calcext:value-type="float">
            <text:p>0</text:p>
          </table:table-cell>
          <table:table-cell table:style-name="ce23"/>
          <table:table-cell table:style-name="ce24" table:number-columns-repeated="3"/>
          <table:table-cell table:style-name="ce25"/>
          <table:table-cell table:number-columns-repeated="1018"/>
        </table:table-row>
        <table:table-row table:style-name="ro5" table:visibility="collapse">
          <table:table-cell table:style-name="ce22"/>
          <table:table-cell table:style-name="ce23"/>
          <table:table-cell table:style-name="ce24" table:number-columns-repeated="3"/>
          <table:table-cell table:style-name="ce25"/>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Advocacy and Education'.$A$3:.$F$51"/>
        </table:named-expressions>
        <calcext:conditional-formats>
          <calcext:conditional-format calcext:target-range-address="'Advocacy and Education'.A4:'Advocacy and Education'.F51">
            <calcext:condition calcext:apply-style-name="ConditionalStyle_1" calcext:value="formula-is([.$A4]=1)" calcext:base-cell-address="'Advocacy and Education'.A4"/>
          </calcext:conditional-format>
        </calcext:conditional-formats>
      </table:table>
      <table:table table:name="Fundraising and Financial Management" table:style-name="ta4">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Fundraising and Financial Management</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4">
          <table:table-cell table:style-name="ce26" table:formula="of:=FALSE()" office:value-type="float" office:value="0" calcext:value-type="float">
            <text:p>0</text:p>
          </table:table-cell>
          <table:table-cell table:style-name="ce27"/>
          <table:table-cell table:style-name="ce28" table:number-columns-repeated="3"/>
          <table:table-cell table:style-name="ce29"/>
          <table:table-cell table:number-columns-repeated="1018"/>
        </table:table-row>
        <table:table-row table:style-name="ro5" table:visibility="collapse">
          <table:table-cell table:style-name="ce26"/>
          <table:table-cell table:style-name="ce27"/>
          <table:table-cell table:style-name="ce28" table:number-columns-repeated="3"/>
          <table:table-cell table:style-name="ce29"/>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Fundraising and Financial Management'.$A$3:.$F$51"/>
        </table:named-expressions>
        <calcext:conditional-formats>
          <calcext:conditional-format calcext:target-range-address="'Fundraising and Financial Management'.A4:'Fundraising and Financial Management'.F51">
            <calcext:condition calcext:apply-style-name="ConditionalStyle_1" calcext:value="formula-is([.$A4]=1)" calcext:base-cell-address="'Fundraising and Financial Management'.A4"/>
          </calcext:conditional-format>
        </calcext:conditional-formats>
      </table:table>
      <table:table table:name="Technology and Infrastructure" table:style-name="ta5">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Technology and Infrastructure</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4">
          <table:table-cell table:style-name="ce30" table:formula="of:=FALSE()" office:value-type="float" office:value="0" calcext:value-type="float">
            <text:p>0</text:p>
          </table:table-cell>
          <table:table-cell table:style-name="ce31"/>
          <table:table-cell table:style-name="ce32" table:number-columns-repeated="3"/>
          <table:table-cell table:style-name="ce33"/>
          <table:table-cell table:number-columns-repeated="1018"/>
        </table:table-row>
        <table:table-row table:style-name="ro5" table:visibility="collapse">
          <table:table-cell table:style-name="ce30"/>
          <table:table-cell table:style-name="ce31"/>
          <table:table-cell table:style-name="ce32" table:number-columns-repeated="3"/>
          <table:table-cell table:style-name="ce33"/>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Technology and Infrastructure'.$A$3:.$F$51"/>
        </table:named-expressions>
        <calcext:conditional-formats>
          <calcext:conditional-format calcext:target-range-address="'Technology and Infrastructure'.A4:'Technology and Infrastructure'.F51">
            <calcext:condition calcext:apply-style-name="ConditionalStyle_1" calcext:value="formula-is([.$A4]=1)" calcext:base-cell-address="'Technology and Infrastructure'.A4"/>
          </calcext:conditional-format>
        </calcext:conditional-formats>
      </table:table>
      <table:table table:name="Community Management" table:style-name="ta6">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Community Management</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office:value-type="string" calcext:value-type="string">
            <text:p>Community Management</text:p>
          </table:table-cell>
          <table:table-cell table:style-name="ce36" office:value-type="string" calcext:value-type="string">
            <text:p>Build out the r/whydrs subreddit, which currently we have but is massively underutilized.</text:p>
          </table:table-cell>
          <table:table-cell table:style-name="ce36"/>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office:value-type="string" calcext:value-type="string">
            <text:p>Community Management</text:p>
          </table:table-cell>
          <table:table-cell table:style-name="ce37" office:value-type="string" calcext:value-type="string">
            <text:p>Look into or research Discord bots, such as ones which could potentially streamline server activities (e.g. Database research parties, movie nights, meetings) and also bots which could collect aggregate user data like # of active users, of comments, areas of server which get most user engagement, etc</text:p>
          </table:table-cell>
          <table:table-cell table:style-name="ce36"/>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office:value-type="string" calcext:value-type="string">
            <text:p>Online Interaction</text:p>
          </table:table-cell>
          <table:table-cell table:style-name="ce36" office:value-type="string" calcext:value-type="string">
            <text:p>Seeking users interested to assist in Lemmy development, stability, and hosting.</text:p>
          </table:table-cell>
          <table:table-cell table:style-name="ce36"/>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4">
          <table:table-cell table:style-name="ce34" table:formula="of:=FALSE()" office:value-type="float" office:value="0" calcext:value-type="float">
            <text:p>0</text:p>
          </table:table-cell>
          <table:table-cell table:style-name="ce35"/>
          <table:table-cell table:style-name="ce36" table:number-columns-repeated="3"/>
          <table:table-cell table:style-name="ce38"/>
          <table:table-cell table:number-columns-repeated="1018"/>
        </table:table-row>
        <table:table-row table:style-name="ro5" table:visibility="collapse">
          <table:table-cell table:style-name="ce34"/>
          <table:table-cell table:style-name="ce35"/>
          <table:table-cell table:style-name="ce36" table:number-columns-repeated="3"/>
          <table:table-cell table:style-name="ce38"/>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Community Management'.$A$3:.$F$51"/>
        </table:named-expressions>
        <calcext:conditional-formats>
          <calcext:conditional-format calcext:target-range-address="'Community Management'.A4:'Community Management'.F51">
            <calcext:condition calcext:apply-style-name="ConditionalStyle_1" calcext:value="formula-is([.$A4]=1)" calcext:base-cell-address="'Community Management'.A4"/>
          </calcext:conditional-format>
        </calcext:conditional-formats>
      </table:table>
      <table:table table:name="Marketing and Communications" table:style-name="ta7">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Marketing and Communications</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4">
          <table:table-cell table:style-name="ce39" table:formula="of:=FALSE()" office:value-type="float" office:value="0" calcext:value-type="float">
            <text:p>0</text:p>
          </table:table-cell>
          <table:table-cell table:style-name="ce40"/>
          <table:table-cell table:style-name="ce41" table:number-columns-repeated="3"/>
          <table:table-cell table:style-name="ce42"/>
          <table:table-cell table:number-columns-repeated="1018"/>
        </table:table-row>
        <table:table-row table:style-name="ro5" table:visibility="collapse">
          <table:table-cell table:style-name="ce39"/>
          <table:table-cell table:style-name="ce40"/>
          <table:table-cell table:style-name="ce41" table:number-columns-repeated="3"/>
          <table:table-cell table:style-name="ce42"/>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Marketing and Communications'.$A$3:.$F$51"/>
        </table:named-expressions>
        <calcext:conditional-formats>
          <calcext:conditional-format calcext:target-range-address="'Marketing and Communications'.A4:'Marketing and Communications'.F51">
            <calcext:condition calcext:apply-style-name="ConditionalStyle_1" calcext:value="formula-is([.$A4]=1)" calcext:base-cell-address="'Marketing and Communications'.A4"/>
          </calcext:conditional-format>
        </calcext:conditional-formats>
      </table:table>
      <table:table table:name="Research and Analysis" table:style-name="ta8">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Research and Analysis</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4">
          <table:table-cell table:style-name="ce43" table:formula="of:=FALSE()" office:value-type="float" office:value="0" calcext:value-type="float">
            <text:p>0</text:p>
          </table:table-cell>
          <table:table-cell table:style-name="ce44"/>
          <table:table-cell table:style-name="ce45" table:number-columns-repeated="3"/>
          <table:table-cell table:style-name="ce46"/>
          <table:table-cell table:number-columns-repeated="1018"/>
        </table:table-row>
        <table:table-row table:style-name="ro5" table:visibility="collapse">
          <table:table-cell table:style-name="ce43"/>
          <table:table-cell table:style-name="ce44"/>
          <table:table-cell table:style-name="ce45" table:number-columns-repeated="3"/>
          <table:table-cell table:style-name="ce46"/>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Research and Analysis'.$A$3:.$F$51"/>
        </table:named-expressions>
        <calcext:conditional-formats>
          <calcext:conditional-format calcext:target-range-address="'Research and Analysis'.A4:'Research and Analysis'.F51">
            <calcext:condition calcext:apply-style-name="ConditionalStyle_1" calcext:value="formula-is([.$A4]=1)" calcext:base-cell-address="'Research and Analysis'.A4"/>
          </calcext:conditional-format>
        </calcext:conditional-formats>
      </table:table>
      <table:table table:name="Compliance and Legal Affairs" table:style-name="ta9">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Compliance and Legal Affairs</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4">
          <table:table-cell table:style-name="ce47" table:formula="of:=FALSE()" office:value-type="float" office:value="0" calcext:value-type="float">
            <text:p>0</text:p>
          </table:table-cell>
          <table:table-cell table:style-name="ce48"/>
          <table:table-cell table:style-name="ce49" table:number-columns-repeated="3"/>
          <table:table-cell table:style-name="ce50"/>
          <table:table-cell table:number-columns-repeated="1018"/>
        </table:table-row>
        <table:table-row table:style-name="ro5" table:visibility="collapse">
          <table:table-cell table:style-name="ce47"/>
          <table:table-cell table:style-name="ce48"/>
          <table:table-cell table:style-name="ce49" table:number-columns-repeated="3"/>
          <table:table-cell table:style-name="ce50"/>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Compliance and Legal Affairs'.$A$3:.$F$51"/>
        </table:named-expressions>
        <calcext:conditional-formats>
          <calcext:conditional-format calcext:target-range-address="'Compliance and Legal Affairs'.A4:'Compliance and Legal Affairs'.F51">
            <calcext:condition calcext:apply-style-name="ConditionalStyle_1" calcext:value="formula-is([.$A4]=1)" calcext:base-cell-address="'Compliance and Legal Affairs'.A4"/>
          </calcext:conditional-format>
        </calcext:conditional-formats>
      </table:table>
      <table:table table:name="Cybersecurity and Risk Management" table:style-name="ta10">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Cybersecurity and Risk Management</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4">
          <table:table-cell table:style-name="ce51" table:formula="of:=FALSE()" office:value-type="float" office:value="0" calcext:value-type="float">
            <text:p>0</text:p>
          </table:table-cell>
          <table:table-cell table:style-name="ce52"/>
          <table:table-cell table:style-name="ce53" table:number-columns-repeated="3"/>
          <table:table-cell table:style-name="ce54"/>
          <table:table-cell table:number-columns-repeated="1018"/>
        </table:table-row>
        <table:table-row table:style-name="ro5" table:visibility="collapse">
          <table:table-cell table:style-name="ce51"/>
          <table:table-cell table:style-name="ce52"/>
          <table:table-cell table:style-name="ce53" table:number-columns-repeated="3"/>
          <table:table-cell table:style-name="ce54"/>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Cybersecurity and Risk Management'.$A$3:.$F$51"/>
        </table:named-expressions>
        <calcext:conditional-formats>
          <calcext:conditional-format calcext:target-range-address="'Cybersecurity and Risk Management'.A4:'Cybersecurity and Risk Management'.F51">
            <calcext:condition calcext:apply-style-name="ConditionalStyle_1" calcext:value="formula-is([.$A4]=1)" calcext:base-cell-address="'Cybersecurity and Risk Management'.A4"/>
          </calcext:conditional-format>
        </calcext:conditional-formats>
      </table:table>
      <table:table table:name="Strategic Alliances and Ecosystem Building" table:style-name="ta11">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Strategic Alliances and Ecosystem Building</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4">
          <table:table-cell table:style-name="ce55" table:formula="of:=FALSE()" office:value-type="float" office:value="0" calcext:value-type="float">
            <text:p>0</text:p>
          </table:table-cell>
          <table:table-cell table:style-name="ce56"/>
          <table:table-cell table:style-name="ce57" table:number-columns-repeated="3"/>
          <table:table-cell table:style-name="ce58"/>
          <table:table-cell table:number-columns-repeated="1018"/>
        </table:table-row>
        <table:table-row table:style-name="ro5" table:visibility="collapse">
          <table:table-cell table:style-name="ce55"/>
          <table:table-cell table:style-name="ce56"/>
          <table:table-cell table:style-name="ce57" table:number-columns-repeated="3"/>
          <table:table-cell table:style-name="ce58"/>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Strategic Alliances and Ecosystem Building'.$A$3:.$F$51"/>
        </table:named-expressions>
        <calcext:conditional-formats>
          <calcext:conditional-format calcext:target-range-address="'Strategic Alliances and Ecosystem Building'.A4:'Strategic Alliances and Ecosystem Building'.F51">
            <calcext:condition calcext:apply-style-name="ConditionalStyle_1" calcext:value="formula-is([.$A4]=1)" calcext:base-cell-address="'Strategic Alliances and Ecosystem Building'.A4"/>
          </calcext:conditional-format>
        </calcext:conditional-formats>
      </table:table>
      <table:table table:name="Member Services and Support" table:style-name="ta12">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Member Services and Support</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4">
          <table:table-cell table:style-name="ce59" table:formula="of:=FALSE()" office:value-type="float" office:value="0" calcext:value-type="float">
            <text:p>0</text:p>
          </table:table-cell>
          <table:table-cell table:style-name="ce60"/>
          <table:table-cell table:style-name="ce61" table:number-columns-repeated="3"/>
          <table:table-cell table:style-name="ce62"/>
          <table:table-cell table:number-columns-repeated="1018"/>
        </table:table-row>
        <table:table-row table:style-name="ro5" table:visibility="collapse">
          <table:table-cell table:style-name="ce59"/>
          <table:table-cell table:style-name="ce60"/>
          <table:table-cell table:style-name="ce61" table:number-columns-repeated="3"/>
          <table:table-cell table:style-name="ce62"/>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Member Services and Support'.$A$3:.$F$51"/>
        </table:named-expressions>
        <calcext:conditional-formats>
          <calcext:conditional-format calcext:target-range-address="'Member Services and Support'.A4:'Member Services and Support'.F51">
            <calcext:condition calcext:apply-style-name="ConditionalStyle_1" calcext:value="formula-is([.$A4]=1)" calcext:base-cell-address="'Member Services and Support'.A4"/>
          </calcext:conditional-format>
        </calcext:conditional-formats>
      </table:table>
      <table:table table:name="MiscellaneousUncategorized" table:style-name="ta13">
        <table:table-column table:style-name="co1" table:number-columns-repeated="2" table:default-cell-style-name="Default"/>
        <table:table-column table:style-name="co7" table:default-cell-style-name="Default"/>
        <table:table-column table:style-name="co4" table:default-cell-style-name="Default"/>
        <table:table-column table:style-name="co8"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able:number-columns-spanned="6" table:number-rows-spanned="1">
            <text:p>Miscellaneous/Uncategorized</text:p>
            <text:p/>
          </table:table-cell>
          <table:covered-table-cell table:number-columns-repeated="5"/>
          <table:table-cell table:number-columns-repeated="1018"/>
        </table:table-row>
        <table:table-row table:style-name="ro2">
          <table:table-cell table:style-name="ce2" table:formula="of:=CONCATENATE(COUNTIF([.$A$4:.$A$51];1); &quot;/&quot;; COUNTA([.$F$4:.$F$51]); &quot; completed  &quot;)" office:value-type="string" office:string-value="0/0 completed  " calcext:value-type="string" table:number-columns-spanned="6" table:number-rows-spanned="1">
            <text:p>0/0 completed <text:s/></text:p>
          </table:table-cell>
          <table:covered-table-cell table:number-columns-repeated="5"/>
          <table:table-cell table:number-columns-repeated="1018"/>
        </table:table-row>
        <table:table-row table:style-name="ro3">
          <table:table-cell table:style-name="ce3" office:value-type="string" calcext:value-type="string">
            <text:p>✓</text:p>
          </table:table-cell>
          <table:table-cell table:style-name="ce17" office:value-type="string" calcext:value-type="string">
            <text:p>Date</text:p>
          </table:table-cell>
          <table:table-cell table:style-name="ce5" office:value-type="string" calcext:value-type="string">
            <text:p>Category</text:p>
          </table:table-cell>
          <table:table-cell table:style-name="ce5" office:value-type="string" calcext:value-type="string">
            <text:p>Tasks</text:p>
          </table:table-cell>
          <table:table-cell table:style-name="ce5" office:value-type="string" calcext:value-type="string">
            <text:p>Team Leads</text:p>
          </table:table-cell>
          <table:table-cell table:style-name="ce14" office:value-type="string" calcext:value-type="string">
            <text:p>Contributers</text:p>
          </table:table-cell>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4">
          <table:table-cell table:style-name="ce63" table:formula="of:=FALSE()" office:value-type="float" office:value="0" calcext:value-type="float">
            <text:p>0</text:p>
          </table:table-cell>
          <table:table-cell table:style-name="ce64"/>
          <table:table-cell table:style-name="ce65" table:number-columns-repeated="3"/>
          <table:table-cell table:style-name="ce66"/>
          <table:table-cell table:number-columns-repeated="1018"/>
        </table:table-row>
        <table:table-row table:style-name="ro5" table:visibility="collapse">
          <table:table-cell table:style-name="ce63"/>
          <table:table-cell table:style-name="ce64"/>
          <table:table-cell table:style-name="ce65" table:number-columns-repeated="3"/>
          <table:table-cell table:style-name="ce66"/>
          <table:table-cell table:number-columns-repeated="1018"/>
        </table:table-row>
        <table:table-row table:style-name="ro6" table:number-rows-repeated="1048524">
          <table:table-cell table:number-columns-repeated="1024"/>
        </table:table-row>
        <table:table-row table:style-name="ro6">
          <table:table-cell table:number-columns-repeated="1024"/>
        </table:table-row>
        <table:named-expressions>
          <table:named-range table:name="_xlnm._FilterDatabase" table:base-cell-address="$Categories.$A$1" table:cell-range-address="$MiscellaneousUncategorized.$A$3:.$F$51"/>
        </table:named-expressions>
        <calcext:conditional-formats>
          <calcext:conditional-format calcext:target-range-address="MiscellaneousUncategorized.A4:MiscellaneousUncategorized.F51">
            <calcext:condition calcext:apply-style-name="ConditionalStyle_1" calcext:value="formula-is([.$A4]=1)" calcext:base-cell-address="MiscellaneousUncategorized.A4"/>
          </calcext:conditional-format>
        </calcext:conditional-formats>
      </table:table>
      <table:named-expressions/>
      <table:database-ranges>
        <table:database-range table:name="__Anonymous_Sheet_DB__0" table:target-range-address="Categories.A3:Categories.F76" table:display-filter-buttons="true"/>
        <table:database-range table:name="__Anonymous_Sheet_DB__1" table:target-range-address="'Organizational Structure and Governance'.A3:'Organizational Structure and Governance'.F51" table:display-filter-buttons="true"/>
        <table:database-range table:name="__Anonymous_Sheet_DB__2" table:target-range-address="'Advocacy and Education'.A3:'Advocacy and Education'.F51" table:display-filter-buttons="true"/>
        <table:database-range table:name="__Anonymous_Sheet_DB__3" table:target-range-address="'Fundraising and Financial Management'.A3:'Fundraising and Financial Management'.F51" table:display-filter-buttons="true"/>
        <table:database-range table:name="__Anonymous_Sheet_DB__4" table:target-range-address="'Technology and Infrastructure'.A3:'Technology and Infrastructure'.F51" table:display-filter-buttons="true"/>
        <table:database-range table:name="__Anonymous_Sheet_DB__5" table:target-range-address="'Community Management'.A3:'Community Management'.F51" table:display-filter-buttons="true"/>
        <table:database-range table:name="__Anonymous_Sheet_DB__6" table:target-range-address="'Marketing and Communications'.A3:'Marketing and Communications'.F51" table:display-filter-buttons="true"/>
        <table:database-range table:name="__Anonymous_Sheet_DB__7" table:target-range-address="'Research and Analysis'.A3:'Research and Analysis'.F51" table:display-filter-buttons="true"/>
        <table:database-range table:name="__Anonymous_Sheet_DB__8" table:target-range-address="'Compliance and Legal Affairs'.A3:'Compliance and Legal Affairs'.F51" table:display-filter-buttons="true"/>
        <table:database-range table:name="__Anonymous_Sheet_DB__9" table:target-range-address="'Cybersecurity and Risk Management'.A3:'Cybersecurity and Risk Management'.F51" table:display-filter-buttons="true"/>
        <table:database-range table:name="__Anonymous_Sheet_DB__10" table:target-range-address="'Strategic Alliances and Ecosystem Building'.A3:'Strategic Alliances and Ecosystem Building'.F51" table:display-filter-buttons="true"/>
        <table:database-range table:name="__Anonymous_Sheet_DB__11" table:target-range-address="'Member Services and Support'.A3:'Member Services and Support'.F51" table:display-filter-buttons="true"/>
        <table:database-range table:name="__Anonymous_Sheet_DB__12" table:target-range-address="MiscellaneousUncategorized.A3:MiscellaneousUncategorized.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3f3f3"/>
      <style:text-properties fo:color="#666666" style:text-line-through-style="solid" style:text-line-through-type="singl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tegories" style:display-name="PageStyle_Categories" style:page-layout-name="Mpm3">
      <style:header style:display="false"/>
      <style:header-left style:display="false"/>
      <style:footer style:display="false"/>
      <style:footer-left style:display="false"/>
    </style:master-page>
    <style:master-page style:name="PageStyle_5f_Organizational_20_Structure_20_and_20_Governance" style:display-name="PageStyle_Organizational Structure and Governance" style:page-layout-name="Mpm3">
      <style:header style:display="false"/>
      <style:header-left style:display="false"/>
      <style:footer style:display="false"/>
      <style:footer-left style:display="false"/>
    </style:master-page>
    <style:master-page style:name="PageStyle_5f_Advocacy_20_and_20_Education" style:display-name="PageStyle_Advocacy and Education" style:page-layout-name="Mpm3">
      <style:header style:display="false"/>
      <style:header-left style:display="false"/>
      <style:footer style:display="false"/>
      <style:footer-left style:display="false"/>
    </style:master-page>
    <style:master-page style:name="PageStyle_5f_Fundraising_20_and_20_Financial_20_Management" style:display-name="PageStyle_Fundraising and Financial Management" style:page-layout-name="Mpm3">
      <style:header style:display="false"/>
      <style:header-left style:display="false"/>
      <style:footer style:display="false"/>
      <style:footer-left style:display="false"/>
    </style:master-page>
    <style:master-page style:name="PageStyle_5f_Technology_20_and_20_Infrastructure" style:display-name="PageStyle_Technology and Infrastructure" style:page-layout-name="Mpm3">
      <style:header style:display="false"/>
      <style:header-left style:display="false"/>
      <style:footer style:display="false"/>
      <style:footer-left style:display="false"/>
    </style:master-page>
    <style:master-page style:name="PageStyle_5f_Community_20_Management" style:display-name="PageStyle_Community Management" style:page-layout-name="Mpm3">
      <style:header style:display="false"/>
      <style:header-left style:display="false"/>
      <style:footer style:display="false"/>
      <style:footer-left style:display="false"/>
    </style:master-page>
    <style:master-page style:name="PageStyle_5f_Marketing_20_and_20_Communications" style:display-name="PageStyle_Marketing and Communications" style:page-layout-name="Mpm3">
      <style:header style:display="false"/>
      <style:header-left style:display="false"/>
      <style:footer style:display="false"/>
      <style:footer-left style:display="false"/>
    </style:master-page>
    <style:master-page style:name="PageStyle_5f_Research_20_and_20_Analysis" style:display-name="PageStyle_Research and Analysis" style:page-layout-name="Mpm3">
      <style:header style:display="false"/>
      <style:header-left style:display="false"/>
      <style:footer style:display="false"/>
      <style:footer-left style:display="false"/>
    </style:master-page>
    <style:master-page style:name="PageStyle_5f_Compliance_20_and_20_Legal_20_Affairs" style:display-name="PageStyle_Compliance and Legal Affairs" style:page-layout-name="Mpm3">
      <style:header style:display="false"/>
      <style:header-left style:display="false"/>
      <style:footer style:display="false"/>
      <style:footer-left style:display="false"/>
    </style:master-page>
    <style:master-page style:name="PageStyle_5f_Cybersecurity_20_and_20_Risk_20_Management" style:display-name="PageStyle_Cybersecurity and Risk Management" style:page-layout-name="Mpm3">
      <style:header style:display="false"/>
      <style:header-left style:display="false"/>
      <style:footer style:display="false"/>
      <style:footer-left style:display="false"/>
    </style:master-page>
    <style:master-page style:name="PageStyle_5f_Strategic_20_Alliances_20_and_20_Ecosystem_20_Building" style:display-name="PageStyle_Strategic Alliances and Ecosystem Building" style:page-layout-name="Mpm3">
      <style:header style:display="false"/>
      <style:header-left style:display="false"/>
      <style:footer style:display="false"/>
      <style:footer-left style:display="false"/>
    </style:master-page>
    <style:master-page style:name="PageStyle_5f_Member_20_Services_20_and_20_Support" style:display-name="PageStyle_Member Services and Support" style:page-layout-name="Mpm3">
      <style:header style:display="false"/>
      <style:header-left style:display="false"/>
      <style:footer style:display="false"/>
      <style:footer-left style:display="false"/>
    </style:master-page>
    <style:master-page style:name="PageStyle_5f_MiscellaneousUncategorized" style:display-name="PageStyle_MiscellaneousUncategoriz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887" meta:object-count="0"/>
    <meta:generator>LibreOfficeDev/6.0.5.2$Linux_X86_64 LibreOffice_project/</meta:generator>
  </office:meta>
</office:document-meta>
</file>